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7926" officeooo:paragraph-rsid="00197926" style:font-size-asian="17.5pt" style:font-size-complex="20pt"/>
    </style:style>
    <style:style style:name="P2" style:family="paragraph" style:parent-style-name="Standard">
      <style:text-properties officeooo:paragraph-rsid="001aa2ed"/>
    </style:style>
    <style:style style:name="P3" style:family="paragraph" style:parent-style-name="Standard">
      <style:text-properties officeooo:rsid="001aa2ed" officeooo:paragraph-rsid="001aa2ed"/>
    </style:style>
    <style:style style:name="T1" style:family="text">
      <style:text-properties officeooo:rsid="001aa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SESSION 3</text:p>
      <text:p text:style-name="Standard"/>
      <text:p text:style-name="Standard"/>
      <text:p text:style-name="Standard">2. Analyzing UDP datagrams using Wireshark:</text:p>
      <text:p text:style-name="Standard"/>
      <text:p text:style-name="Standard">a. the source port number.</text:p>
      <text:p text:style-name="Standard"><text:tab/>Source Port: 53121</text:p>
      <text:p text:style-name="Standard"/>
      <text:p text:style-name="Standard">b. the destination port number.</text:p>
      <text:p text:style-name="Standard"><text:tab/>Destination Port: 53</text:p>
      <text:p text:style-name="Standard"/>
      <text:p text:style-name="Standard">c. the total length of the user datagram.</text:p>
      <text:p text:style-name="Standard"><text:tab/>Length: 62<text:tab/></text:p>
      <text:p text:style-name="Standard"/>
      <text:p text:style-name="Standard">d. the length of the data.</text:p>
      <text:p text:style-name="P2"><text:tab/>UDP payload (54 bytes)</text:p>
      <text:p text:style-name="Standard"/>
      <text:p text:style-name="Standard">e. whether the packet is directed from a client to a server or vice versa.</text:p>
      <text:p text:style-name="Standard"><text:tab/><text:span text:style-name="T1">Client to server</text:span></text:p>
      <text:p text:style-name="Standard"/>
      <text:p text:style-name="Standard">f. the application-layer protocol.</text:p>
      <text:p text:style-name="Standard"><text:tab/><text:span text:style-name="T1">UDP</text:span></text:p>
      <text:p text:style-name="Standard"/>
      <text:p text:style-name="Standard">g. whether a checksum is calculated for this packet or not.</text:p>
      <text:p text:style-name="Standard"><text:tab/>Checksum: 0xa76a [unverified]</text:p>
      <text:p text:style-name="Standard"><text:tab/>[Checksum Status: Unverified]</text:p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P2"><text:tab/><text:span text:style-name="T1">Query </text:span></text:p>
      <text:p text:style-name="P2"><text:tab/>Src: 172.16.59.48, Dst: 172.16.19.202</text:p>
      <text:p text:style-name="P2"/>
      <text:p text:style-name="P3"><text:tab/>Response</text:p>
      <text:p text:style-name="P3"><text:tab/>Src: 172.16.19.202</text:p>
      <text:p text:style-name="P3"><text:tab/>Dst: 172.16.59.4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1:25:09.842718836</meta:creation-date>
    <dc:date>2023-08-18T11:39:13.613549753</dc:date>
    <meta:editing-duration>PT14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24" meta:character-count="762" meta:non-whitespace-character-count="647"/>
  </office:meta>
</office:document-meta>
</file>